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ServiceUnitContainer.get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erviceUnitContainer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erviceUnitContainer.setListeners( EventListener [ ]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erviceUnitContainer.setComponents( Map 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erviceUnitContainer.setServices( BaseSystemService [ ] ser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erviceUnitContainer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erviceUnitContainer.setActivationSpecs( ActivationSpec [ ] activationSpe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erviceUnitContainer.setEndpoints( Map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erviceUnitContainer.getActivationSp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ServiceUnitContainer.ge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